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21f683" officeooo:paragraph-rsid="0021f683"/>
    </style:style>
    <style:style style:name="P3" style:family="paragraph" style:parent-style-name="Standard">
      <style:paragraph-properties fo:text-align="start" style:justify-single-word="false"/>
      <style:text-properties officeooo:rsid="0022822a" officeooo:paragraph-rsid="0022822a"/>
    </style:style>
    <style:style style:name="P4" style:family="paragraph" style:parent-style-name="Standard">
      <style:paragraph-properties fo:text-align="start" style:justify-single-word="false"/>
      <style:text-properties officeooo:rsid="0023612f" officeooo:paragraph-rsid="0023612f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Heading_20_1">
      <style:text-properties officeooo:rsid="001deb6a" officeooo:paragraph-rsid="001deb6a"/>
    </style:style>
    <style:style style:name="P7" style:family="paragraph" style:parent-style-name="Heading_20_1" style:master-page-name="First_20_Page">
      <style:paragraph-properties style:page-number="auto"/>
      <style:text-properties officeooo:rsid="001f9010" officeooo:paragraph-rsid="001f9010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206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34055403" text:style-name="Outline">
        <text:list-item>
          <text:h text:style-name="P7" text:outline-level="1">Subir android</text:h>
        </text:list-item>
        <text:list-item>
          <text:h text:style-name="P6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0-7-2019</text:span></text:p>
      <text:p text:style-name="Standard"/>
      <text:p text:style-name="P1">Programa:</text:p>
      <text:p text:style-name="P1"/>
      <text:p text:style-name="P1">Fuente:</text:p>
      <text:p text:style-name="P1"><text:a xlink:type="simple" xlink:href="https://medium.com/@hernandez.hs/publicación-de-una-app-flutter-en-google-play-store-57b07092092c" text:style-name="Internet_20_link" text:visited-style-name="Visited_20_Internet_20_Link">https://medium.com/@hernandez.hs/publicaci%C3%B3n-de-una-app-flutter-en-google-play-store-57b07092092c</text:a></text:p>
      <text:p text:style-name="P1"/>
      <text:p text:style-name="P2">diferentes sistemas operativos</text:p>
      <text:p text:style-name="P1"><text:a xlink:type="simple" xlink:href="https://medium.com/flutterpub/flutter-andorid-keystore-path-on-different-os-d0fc30a24d4f" text:style-name="Internet_20_link" text:visited-style-name="Visited_20_Internet_20_Link">https://medium.com/flutterpub/flutter-andorid-keystore-path-on-different-os-d0fc30a24d4f</text:a></text:p>
      <text:p text:style-name="P1"/>
      <text:p text:style-name="P3">fragmentacion de las app</text:p>
      <text:p text:style-name="P1"><text:a xlink:type="simple" xlink:href="https://www.xatakandroid.com/aplicaciones-android/asi-es-como-las-aplicaciones-de-android-comenzaran-a-ocupar-menos-espacio-en-tu-dispositivo" text:style-name="Internet_20_link" text:visited-style-name="Visited_20_Internet_20_Link">https://www.xatakandroid.com/aplicaciones-android/asi-es-como-las-aplicaciones-de-android-comenzaran-a-ocupar-menos-espacio-en-tu-dispositivo</text:a></text:p>
      <text:p text:style-name="P1"/>
      <text:p text:style-name="P4">para probar</text:p>
      <text:p text:style-name="P1"><text:a xlink:type="simple" xlink:href="https://console.firebase.google.com/u/0/project/ruputurismo-fc169/testlab/histories/?hl=es-419&amp;pli=1" text:style-name="Internet_20_link" text:visited-style-name="Visited_20_Internet_20_Link">https://console.firebase.google.com/u/0/project/ruputurismo-fc169/testlab/histories/?hl=es-419&amp;pli=1</text:a></text:p>
      <text:p text:style-name="P1"/>
      <text:p text:style-name="P1"/>
      <text:p text:style-name="P1"/>
      <text:p text:style-name="P1"/>
      <text:p text:style-name="P1"><text:a xlink:type="simple" xlink:href="https://techlandia.com/mover-archivos-apk-pc-telefono-android-como_187136/" text:style-name="Internet_20_link" text:visited-style-name="Visited_20_Internet_20_Link">https://techlandia.com/mover-archivos-apk-pc-telefono-android-como_187136/</text:a></text:p>
      <text:p text:style-name="P1"/>
      <text:p text:style-name="P1"><text:a xlink:type="simple" xlink:href="https://medium.com/@thianlopezz/cómo-firmar-mis-apk-para-subir-mi-app-a-play-store-de-google-84cfe877b980" text:style-name="Internet_20_link" text:visited-style-name="Visited_20_Internet_20_Link"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9-07-10T13:57:48.631325817</meta:creation-date>
    <meta:editing-duration>PT14H15M33S</meta:editing-duration>
    <meta:generator>LibreOffice/6.2.4.2$MacOSX_X86_64 LibreOffice_project/2412653d852ce75f65fbfa83fb7e7b669a126d64</meta:generator>
    <dc:date>2019-07-26T22:57:45.747447873</dc:date>
    <meta:document-statistic meta:table-count="0" meta:image-count="0" meta:object-count="0" meta:page-count="3" meta:paragraph-count="17" meta:word-count="31" meta:character-count="702" meta:non-whitespace-character-count="6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